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f231c7"/>
    </style:style>
    <style:style style:name="P31" style:family="paragraph" style:parent-style-name="Table_20_Contents">
      <style:paragraph-properties fo:text-align="end" style:justify-single-word="false"/>
      <style:text-properties officeooo:paragraph-rsid="0176142e"/>
    </style:style>
    <style:style style:name="P3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3" style:family="paragraph" style:parent-style-name="Table_20_Contents">
      <style:paragraph-properties fo:text-align="justify" style:justify-single-word="false"/>
      <style:text-properties style:font-size-asian="11pt"/>
    </style:style>
    <style:style style:name="P34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5" style:family="paragraph" style:parent-style-name="Table_20_Contents">
      <style:paragraph-properties fo:text-align="end" style:justify-single-word="false"/>
      <style:text-properties style:font-size-asian="11pt"/>
    </style:style>
    <style:style style:name="P36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9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1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8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49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1" style:family="paragraph" style:parent-style-name="Paragraph">
      <style:text-properties officeooo:rsid="01a8d3d8" officeooo:paragraph-rsid="01a8d3d8"/>
    </style:style>
    <style:style style:name="P52" style:family="paragraph" style:parent-style-name="Paragraph">
      <style:text-properties officeooo:rsid="01a8d3d8" officeooo:paragraph-rsid="01cab88e"/>
    </style:style>
    <style:style style:name="P53" style:family="paragraph" style:parent-style-name="Paragraph">
      <style:text-properties officeooo:rsid="01a8d3d8" officeooo:paragraph-rsid="01d4b2bc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a8d3d8"/>
    </style:style>
    <style:style style:name="P56" style:family="paragraph" style:parent-style-name="Paragraph">
      <style:text-properties officeooo:rsid="01b3c1c4" officeooo:paragraph-rsid="01c47d18"/>
    </style:style>
    <style:style style:name="P57" style:family="paragraph" style:parent-style-name="Paragraph">
      <style:text-properties officeooo:rsid="01b3c1c4" officeooo:paragraph-rsid="01c49d09"/>
    </style:style>
    <style:style style:name="P58" style:family="paragraph" style:parent-style-name="Paragraph">
      <style:text-properties officeooo:paragraph-rsid="01b3c1c4"/>
    </style:style>
    <style:style style:name="P59" style:family="paragraph" style:parent-style-name="Paragraph">
      <style:text-properties officeooo:rsid="01c47d18" officeooo:paragraph-rsid="01c47d18"/>
    </style:style>
    <style:style style:name="P60" style:family="paragraph" style:parent-style-name="Paragraph">
      <style:text-properties officeooo:rsid="01c47d18" officeooo:paragraph-rsid="01b3c1c4"/>
    </style:style>
    <style:style style:name="P61" style:family="paragraph" style:parent-style-name="Paragraph">
      <style:text-properties officeooo:rsid="01c65c21" officeooo:paragraph-rsid="01c65c21"/>
    </style:style>
    <style:style style:name="P62" style:family="paragraph" style:parent-style-name="Paragraph">
      <style:text-properties officeooo:rsid="01bdea49" officeooo:paragraph-rsid="01d4b2bc"/>
    </style:style>
    <style:style style:name="P63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4" style:family="paragraph" style:parent-style-name="Heading">
      <style:text-properties officeooo:paragraph-rsid="01b3c1c4"/>
    </style:style>
    <style:style style:name="P65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66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67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8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9" style:family="paragraph" style:parent-style-name="Table_20_Contents">
      <style:text-properties style:font-name="Calibri" fo:font-size="11pt" officeooo:rsid="000bac1b" officeooo:paragraph-rsid="01e4c2e7" style:font-size-asian="11pt" style:font-size-complex="11pt"/>
    </style:style>
    <style:style style:name="P70" style:family="paragraph" style:parent-style-name="Table_20_Contents">
      <style:text-properties style:font-name="Calibri" fo:font-size="11pt" officeooo:rsid="013d46b1" officeooo:paragraph-rsid="01e4c2e7" style:font-size-asian="11pt" style:font-size-complex="11pt"/>
    </style:style>
    <style:style style:name="P71" style:family="paragraph" style:parent-style-name="Table_20_Contents">
      <style:text-properties style:font-name="Calibri" fo:font-size="11pt" officeooo:paragraph-rsid="01e4c2e7" style:font-size-asian="11pt" style:font-size-complex="11pt"/>
    </style:style>
    <style:style style:name="P72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113c2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c49d09" style:font-size-asian="11pt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49d09" style:font-size-asian="11pt"/>
    </style:style>
    <style:style style:name="T13" style:family="text">
      <style:text-properties officeooo:rsid="01c47d18"/>
    </style:style>
    <style:style style:name="T14" style:family="text">
      <style:text-properties officeooo:rsid="01bdea49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1dd0fdb"/>
    </style:style>
    <style:style style:name="T18" style:family="text">
      <style:text-properties officeooo:rsid="01e1bbd8"/>
    </style:style>
    <style:style style:name="T19" style:family="text">
      <style:text-properties officeooo:rsid="01e1c043"/>
    </style:style>
    <style:style style:name="T20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<text:text-input text:description="">{{ dateString }}</text:text-input></text:p>
            <text:p text:style-name="P71"/>
            <text:p text:style-name="P71"/>
            <text:p text:style-name="P71"/>
            <text:p text:style-name="P71"><text:text-input text:description="">{% if recipient.recipientType == 'company' %}</text:text-input></text:p>
            <text:p text:style-name="P71"><text:text-input text:description="">{{ recipient.companyName }}</text:text-input></text:p>
            <text:p text:style-name="P71"><text:text-input text:description="">{% elif recipient.individuals %}</text:text-input></text:p>
            <text:p text:style-name="P71"><text:text-input text:description="">{% for individual in recipient.individuals %}</text:text-input></text:p>
            <text:p text:style-name="P71"><text:text-input text:description="">{{ individual.firstName }} {{individual.lastName }}</text:text-input></text:p>
            <text:p text:style-name="P71"><text:text-input text:description="">{% endfor %}</text:text-input></text:p>
            <text:p text:style-name="P71"><text:text-input text:description="">{% endif %}</text:text-input><text:text-input text:description=""/></text:p>
            <text:p text:style-name="P70"><text:span text:style-name="T20"><text:text-input text:description="">{% for address in  recipient.contactMethod['address'] %}</text:text-input></text:span></text:p>
            <text:p text:style-name="P70"><text:span text:style-name="T20"><text:text-input text:description="">{{ address }}</text:text-input></text:span></text:p>
            <text:p text:style-name="P69"><text:span text:style-name="T20"><text:text-input text:description="">{% endfor %}</text:text-input></text:span></text:p>
            <text:p text:style-name="P8"/>
          </table:table-cell>
          <table:table-cell table:style-name="Table1.A1" table:number-rows-spanned="2" office:value-type="string">
            <text:p text:style-name="P7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7"/>
            <text:p text:style-name="P29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2"><text:text-input text:description="">{% if matter and matter['matterId'] %}</text:text-input></text:p>
            <text:p text:style-name="P30">ID: <text:span text:style-name="T7"><text:text-input text:description="">{{ matter['matterId'] }}</text:text-input></text:span><text:text-input text:description="">{% endif %}</text:text-input></text:p>
            <text:p text:style-name="P31"><text:text-input text:description="">{% if status and status.mode %}</text:text-input></text:p>
            <text:p text:style-name="P3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For: <text:span text:style-name="T18"><text:text-input text:description="">{{ recipientCompany['contact'] }}</text:text-input></text:span></text:p>
          </table:table-cell>
          <table:covered-table-cell/>
        </table:table-row>
      </table:table>
      <text:h text:style-name="P65" text:outline-level="1"/>
      <text:h text:style-name="P64" text:outline-level="1"><text:span text:style-name="T10"><text:text-input text:description="">{{ creditor }}</text:text-input></text:span><text:span text:style-name="T10"> (“the Creditor”) – Statutory Demand</text:span></text:h>
      <text:p text:style-name="P60"><text:text-input text:description="">{% if demandSent.status == 'sent' %}</text:text-input></text:p>
      <text:p text:style-name="P59">We refer to our letter demand, dated <text:text-input text:description="">{{ demandSent.date }}</text:text-input>.</text:p>
      <text:p text:style-name="P59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8">Act</text:span>).</text:p>
      <text:p text:style-name="P58"><text:text-input text:description="">{% else %}</text:text-input></text:p>
      <text:p text:style-name="P59">We act for the Creditor. <text:s/>We refer to the <text:text-input text:description="">{{ documentName }}</text:text-input> between the Creditor and <text:span text:style-name="T17"><text:text-input text:description="">{{ recipientCompany.companyName }}</text:text-input></text:span> (<text:span text:style-name="T8">Debtor</text:span>), dated <text:text-input text:description="">{{ documentDate }}</text:text-input> (the <text:span text:style-name="T8">Agreement</text:span>). <text:s/>Please address all future correspondence in connection with the Agreement to us in the first instance.</text:p>
      <text:p text:style-name="P59">The Debtor has failed to pay amounts owing to the Creditor under the Agreement. <text:s/>Accordingly, the Creditor has instructed us to serve this statutory demand on the Debtor in accordance with section 289 of the Companies Act 1993 (<text:span text:style-name="T8">Act</text:span>).</text:p>
      <text:p text:style-name="P58"><text:text-input text:description="">{% endif %}</text:text-input></text:p>
      <text:p text:style-name="P54"><text:text-input text:description="">{% if breakdown and breakdown.show == 'Yes' %}</text:text-input></text:p>
      <text:p text:style-name="P57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6196805850195981220" text:style-name="L1">
              <text:list-item>
                <text:p text:style-name="P67"/>
              </text:list-item>
            </text:list>
          </table:table-cell>
          <table:table-cell table:style-name="Table3.A1" office:value-type="string">
            <text:p text:style-name="P34">Principal sum owing under the Agreement</text:p>
          </table:table-cell>
          <table:table-cell table:style-name="Table3.A1" office:value-type="string">
            <text:p text:style-name="P37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00104873684959" text:continue-numbering="true" text:style-name="L1">
              <text:list-header>
                <text:p text:style-name="P68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5"/>
          </table:table-cell>
        </table:table-row>
        <table:table-row>
          <table:table-cell table:style-name="Table3.A1" office:value-type="string">
            <text:list xml:id="list100105151026660" text:continue-numbering="true" text:style-name="L1">
              <text:list-item>
                <text:p text:style-name="P67"/>
              </text:list-item>
            </text:list>
          </table:table-cell>
          <table:table-cell table:style-name="Table3.A1" office:value-type="string">
            <text:p text:style-name="P33"><text:text-input text:description="">{{ line.description }}</text:text-input></text:p>
          </table:table-cell>
          <table:table-cell table:style-name="Table3.A1" office:value-type="string">
            <text:p text:style-name="P38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9"><text:text-input text:description="">{% endfor %}</text:text-input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00105397708381" text:continue-numbering="true" text:style-name="L1">
              <text:list-header>
                <text:p text:style-name="P67"/>
              </text:list-header>
            </text:list>
          </table:table-cell>
          <table:table-cell table:style-name="Table3.A1" office:value-type="string">
            <text:p text:style-name="P41">Total</text:p>
          </table:table-cell>
          <table:table-cell table:style-name="Table3.C5" office:value-type="string">
            <text:p text:style-name="P40"><text:text-input text:description="">{{ totalIndebtedness|format_number|currency}}</text:text-input></text:p>
          </table:table-cell>
        </table:table-row>
      </table:table>
      <text:p text:style-name="P53"><text:text-input text:description=""/><text:text-input text:description="">{% if interestIncluded %}</text:text-input></text:p>
      <text:p text:style-name="P62">Interest continues to accrue on the outstanding amount in accordance with the Agreement, until the date of actual payment. </text:p>
      <text:p text:style-name="P52"><text:text-input text:description="">{% endif %}</text:text-input></text:p>
      <text:p text:style-name="P55"><text:text-input text:description="">{% else %}</text:text-input></text:p>
      <text:p text:style-name="P56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<text:span text:style-name="T11">.</text:span></text:p>
      <text:p text:style-name="P51"><text:text-input text:description="">{% endif %}</text:text-input></text:p>
      <text:p text:style-name="P61">The Creditor requires the Debtor, within 15 working days of the date this statutory demand is served, or such longer period as the High Court may order, to: </text:p>
      <text:list xml:id="list5658176239003277317" text:style-name="L2">
        <text:list-item>
          <text:p text:style-name="P72">pay the Debt in full. <text:s/>Payment must be made in cleared funds by electronic funds transfer to our trust account, account number 12-3107-0010923-02, using the reference <text:span text:style-name="T14">“ID </text:span><text:span text:style-name="T14"><text:text-input text:description="">{{ matter.matterId }}</text:text-input></text:span><text:span text:style-name="T14">”.</text:span></text:p>
        </text:list-item>
        <text:list-item>
          <text:p text:style-name="P72">enter into a compromise under Part 14 of the Act, or otherwise compound with the Creditor; or </text:p>
        </text:list-item>
        <text:list-item>
          <text:p text:style-name="P72">give a charge over its property to secure payment of the Debt, to the reasonable satisfaction of the Creditor. </text:p>
        </text:list-item>
      </text:list>
      <text:p text:style-name="P61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3"/>
            <text:p text:style-name="P48"><text:span text:style-name="T8">Signed</text:span> on behalf of the Creditor by its solicitor: </text:p>
            <text:p text:style-name="P42"/>
            <text:p text:style-name="P42"/>
            <text:p text:style-name="P49"/>
            <text:p text:style-name="P66"/>
            <text:p text:style-name="P43"><text:text-input text:description="">{% if sender %}</text:text-input></text:p>
            <text:p text:style-name="P44"><text:text-input text:description="">{{ sender }}</text:text-input></text:p>
            <text:p text:style-name="P47">Evolution Lawyers</text:p>
            <text:p text:style-name="P44"><text:text-input text:description="">{{ mappings.sender[sender].title }}</text:text-input></text:p>
            <text:p text:style-name="P44"><text:text-input text:description="">{{ mappings.sender[sender].phone }}</text:text-input></text:p>
            <text:p text:style-name="P45"><text:text-input text:description="">{{ mappings.sender[sender].email }}</text:text-input></text:p>
            <text:p text:style-name="P46"><text:text-input text:description="">{% endif %}</text:text-input></text:p>
          </table:table-cell>
        </table:table-row>
      </table:table>
      <text:p text:style-name="P28"><text:text-input text:description="">{% if copyTo %}</text:text-input></text:p>
      <text:p text:style-name="P50"/>
      <text:p text:style-name="P50"/>
      <text:p text:style-name="P17"><text:text-input text:description="">{% for copy in copyTo %}</text:text-input></text:p>
      <text:p text:style-name="P24"><text:text-input text:description="">{% if loop.index == 1 %}</text:text-input></text:p>
      <text:p text:style-name="P26">Copy To:<text:tab/><text:span text:style-name="T15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5"><text:text-input text:description="">{{ copy.name }}</text:text-input></text:span></text:p>
      <text:p text:style-name="P23"><text:text-input text:description="">{% endif %}</text:text-input></text:p>
      <text:p text:style-name="P17"><text:tab/><text:tab/><text:span text:style-name="T16"><text:text-input text:description="">{% if copy.email %}</text:text-input></text:span></text:p>
      <text:p text:style-name="P17"><text:tab/><text:tab/><text:span text:style-name="T16"><text:text-input text:description="">{{ copy.email }}</text:text-input></text:span></text:p>
      <text:p text:style-name="P23"><text:tab/><text:tab/><text:text-input text:description="">{% endif %}</text:text-input></text:p>
      <text:p text:style-name="P17"><text:tab/><text:tab/><text:text-input text:description="">{% if copy['address'] %}</text:text-input></text:p>
      <text:p text:style-name="P17"><text:tab/><text:tab/><text:text-input text:description="">{% if copy['address']['street'] %}</text:text-input></text:p>
      <text:p text:style-name="P17"><text:tab/><text:tab/><text:text-input text:description="">{{ copy.address.street }}</text:text-input></text:p>
      <text:p text:style-name="P27"><text:tab/><text:tab/><text:text-input text:description="">{% endif %}</text:text-input></text:p>
      <text:p text:style-name="P19"><text:tab/><text:tab/><text:text-input text:description="">{% if copy.address.suburb and copy.address.postcode%}</text:text-input></text:p>
      <text:p text:style-name="P13"><text:tab/><text:tab/><text:text-input text:description="">{{ copy.address.suburb }}</text:text-input>, <text:text-input text:description="">{{ copy.address.postcode }}</text:text-input></text:p>
      <text:p text:style-name="P13"><text:tab/><text:tab/><text:text-input text:description="">{% elif copy.address.suburb %}</text:text-input></text:p>
      <text:p text:style-name="P13"><text:tab/><text:tab/><text:text-input text:description="">{{ copy.address.suburb }}</text:text-input></text:p>
      <text:p text:style-name="P13"><text:tab/><text:tab/><text:text-input text:description="">{% elif copy.address.postcode %}</text:text-input></text:p>
      <text:p text:style-name="P13"><text:tab/><text:tab/><text:text-input text:description="">{{ copy.address.postcode }}</text:text-input></text:p>
      <text:p text:style-name="P13"><text:tab/><text:tab/><text:text-input text:description="">{% endif %}</text:text-input></text:p>
      <text:p text:style-name="P21"><text:tab/><text:tab/><text:text-input text:description="">{% if copy.address.city %}</text:text-input></text:p>
      <text:p text:style-name="P21"><text:tab/><text:tab/><text:text-input text:description="">{{ copy.address.city }}</text:text-input></text:p>
      <text:p text:style-name="P13"><text:tab/><text:tab/><text:text-input text:description="">{% endif %}</text:text-input></text:p>
      <text:p text:style-name="P13"><text:tab/><text:tab/><text:text-input text:description="">{% if copy.address.country %}</text:text-input></text:p>
      <text:p text:style-name="P13"><text:tab/><text:tab/><text:text-input text:description="">{{ copy.address.country }}</text:text-input></text:p>
      <text:p text:style-name="P13"><text:tab/><text:tab/><text:text-input text:description="">{% endif %}</text:text-input></text:p>
      <text:p text:style-name="P13"><text:tab/><text:tab/><text:text-input text:description="">{% endif %}</text:text-input></text:p>
      <text:p text:style-name="P13"/>
      <text:p text:style-name="P25"><text:text-input text:description="">{% endfor %}</text:text-input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1:03.748711000</dc:date>
    <meta:editing-duration>P3DT19H40M39S</meta:editing-duration>
    <meta:editing-cycles>445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0" meta:word-count="882" meta:character-count="4500" meta:non-whitespace-character-count="3858"/>
  </office:meta>
</office:document-meta>
</file>